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5" style:family="table-cell" style:parent-style-name="Default">
      <style:table-cell-properties fo:background-color="#ff0000" style:text-align-source="value-type" style:repeat-content="false"/>
      <style:paragraph-properties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Bu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-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5</text:p>
          </table:table-cell>
          <table:table-cell table:style-name="ce10"/>
          <table:table-cell table:style-name="ce7"/>
          <table:table-cell table:formula="of:=SUM([.B5:.G5])" office:value-type="float" office:value="37" calcext:value-type="float">
            <text:p>37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Blaschk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7"/>
          <table:table-cell table:formula="of:=SUM([.B6:.G6])" office:value-type="float" office:value="18" calcext:value-type="float">
            <text:p>1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Ebert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?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4-5</text:p>
          </table:table-cell>
          <table:table-cell table:style-name="ce10"/>
          <table:table-cell table:style-name="ce7"/>
          <table:table-cell table:formula="of:=SUM([.B7:.G7])" office:value-type="float" office:value="31" calcext:value-type="float">
            <text:p>3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chaffland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3-4</text:p>
          </table:table-cell>
          <table:table-cell table:style-name="ce10"/>
          <table:table-cell table:style-name="ce7"/>
          <table:table-cell table:formula="of:=SUM([.B8:.G8])" office:value-type="float" office:value="27" calcext:value-type="float">
            <text:p>27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9:.G9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0:.G10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1:.G11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2:.G12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2-16T16:25:02.710324199</dc:date>
    <meta:editing-duration>PT19H9M53S</meta:editing-duration>
    <meta:editing-cycles>27</meta:editing-cycles>
    <meta:generator>LibreOffice/7.4.3.2$Linux_X86_64 LibreOffice_project/40$Build-2</meta:generator>
    <meta:document-statistic meta:table-count="1" meta:cell-count="65" meta:object-count="0"/>
  </office:meta>
</office:document-meta>
</file>